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/>
    <style:font-face style:name="DejaVu Sans1" svg:font-family="'DejaVu Sans'" style:font-family-generic="swiss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>
    <style:style style:name="P1" style:family="paragraph" style:parent-style-name="Horizontal_20_Line">
      <style:paragraph-properties fo:margin-top="0in" fo:margin-bottom="0.1in"/>
    </style:style>
    <style:style style:name="P2" style:family="paragraph" style:parent-style-name="Standard">
      <style:paragraph-properties fo:margin-top="0in" fo:margin-bottom="0.1in"/>
    </style:style>
    <style:style style:name="T1" style:family="text">
      <style:text-properties style:text-overline-style="solid" style:text-overline-width="auto" style:text-overline-color="font-color"/>
    </style:style>
    <style:style style:name="T2" style:family="text">
      <style:text-properties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0pt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text-position="super 58%" fo:font-weight="normal" style:font-weight-asian="normal" style:font-weight-complex="normal"/>
    </style:style>
    <style:style style:name="T8" style:family="text">
      <style:text-properties style:text-position="0% 100%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Комбинаторика. Задачи 1.<text:line-break/><text:line-break/>На кухне 3 различных чашки, 2 разных блюдца и 7 различных ложек. Сколькими способами можно составить набор из чашки и блюдца? Из чашки и ложки? Из чашки, блюдца и ложки</text:p>
      <text:p text:style-name="P2">Сколько двузначных чисел можно составить из чётных цифр (не обязательно различных)? Трёхзначных? N-значных?</text:p>
      <text:p text:style-name="P2">Сколько двузначных чисел можно составить из различных нечётных цифр? Трёхзначных? Трёхзначных, при условии, что цифры в числе идут в порядке возрастания (число <text:span text:style-name="T1">abc</text:span><text:span text:style-name="T2">: a &lt; b &lt; c)? 7-значных?</text:span></text:p>
      <text:p text:style-name="P2">Определение: <text:span text:style-name="T3">перестановкой длины n </text:span><text:span text:style-name="T4">называется последовательность из n различных чисел от 1 до n.</text:span></text:p>
      <text:p text:style-name="P2">Сколько перестановок длины 4? длины 6? длины k?</text:p>
      <text:p text:style-name="P2">Сколько различных слов, не обязательно осмысленных, можно составить, переставляя буквы слова <text:span text:style-name="T3">ПРИМУС</text:span><text:span text:style-name="T4">? </text:span><text:span text:style-name="T3">СТРАУС</text:span><text:span text:style-name="T4">? </text:span><text:span text:style-name="T3">ПЕРЕПЕЛ</text:span><text:span text:style-name="T4">? </text:span><text:span text:style-name="T5">(подсказка: посчитайте ответ для очень коротких слов)</text:span></text:p>
      <text:p text:style-name="P2"><text:span text:style-name="T4">Сколькими способами можно рассадить 7 человек вокруг круглого стола? (способы считаются одинаковыми, если один из них можно получить поворотом другого вокруг стола)</text:span></text:p>
      <text:p text:style-name="P2"><text:span text:style-name="T4">Сколькими способами можно раскрасить грани куба в 6 цветов, так, чтобы все грани были покрашены в различные цвета (способы считаются одинаковыми, если можно изменить положение куба в пространстве в первом способе и получить второй)? Тот же вопрос для октаэдра и 8 красок.</text:span></text:p>
      <text:p text:style-name="P2"><text:span text:style-name="T4"/></text:p>
      <text:p text:style-name="P1"><text:span text:style-name="T4"/></text:p>
      <text:p text:style-name="P2"><text:span text:style-name="T4">Комбинаторика 2.</text:span></text:p>
      <text:p text:style-name="P2"><text:span text:style-name="T4">Сколькими способами можно выбрать 3 ингридиента из 8 имеющихся, чтобы, возможно, получить филосовский камень? Неважно, в каком порядке добавлять ингридиенты.</text:span></text:p>
      <text:p text:style-name="P2"><text:span text:style-name="T4">Сколькими способами можно выбрать k-элементное подмножество из n-элементного множества, если порядок выбираемых элементов не важен? (Не важно, какой элемент выбрали первым, а какой вторым). Выведите общую формулу, а затем формулу, записанную без многоточий.</text:span></text:p>
      <text:p text:style-name="P2"><text:span text:style-name="T6">Определение</text:span><text:span text:style-name="T4">. Количество способов выбрать k элементов из n (то, что было посчитано в предыдущей задаче) – C-n-k (читается как Цэ из эн по ка).<text:line-break/>В следующих 3 задачах рекомендуется пользоваться смыслом C-n-k, описанным в определении (а не формулой)</text:span></text:p>
      <text:p text:style-name="P2"><text:span text:style-name="T4">Чему равны цешечки</text:span></text:p>
      <text:p text:style-name="P2"><text:span text:style-name="T4">Чему равна сумма всех ц</text:span></text:p>
      <text:p text:style-name="P2"><text:span text:style-name="T4">Чему равно C(n, k) – C(n – 1, k – 1)? <text:line-break/><text:line-break/>Чему равен коэффициент при </text:span><text:span text:style-name="T8">a</text:span><text:span text:style-name="T7">k</text:span><text:span text:style-name="T8"> в выражении (1 + a)</text:span><text:span text:style-name="T7">k</text:span><text:span text:style-name="T8">? То, что вы обнаружите, обнаружил Ньютон, а это выражение называется биномом Ньютона.</text:span></text:p>
      <text:p text:style-name="P2"><text:span text:style-name="T8">Чему равна сумма чётных цешечек?<text:line-break/><text:line-break/>Докажите нер-во: r2 * ()<text:line-break/></text:span><text:span text:style-name="T4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/>
    <style:font-face style:name="DejaVu Sans1" svg:font-family="'DejaVu Sans'" style:font-family-generic="swiss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 Mono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ans Mono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 New Roman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 New Roman"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name-complex="DejaVu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2654in" fo:margin-bottom="0.2236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rgey Aleykin</meta:initial-creator>
    <meta:creation-date>2017-07-20T22:22:42</meta:creation-date>
    <dc:date>2017-07-21T22:44:22</dc:date>
    <dc:creator>Sergey Aleykin</dc:creator>
    <meta:editing-duration>PT8H33M19S</meta:editing-duration>
    <meta:editing-cycles>2</meta:editing-cycles>
    <meta:generator>OpenOffice/4.1.2$Unix OpenOffice.org_project/412m3$Build-9782</meta:generator>
    <meta:document-statistic meta:table-count="0" meta:image-count="0" meta:object-count="0" meta:page-count="1" meta:paragraph-count="16" meta:word-count="326" meta:character-count="2190"/>
  </office:meta>
</office:document-meta>
</file>